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ac7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57"/>
      <text:p text:style-name="P56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5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8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7"/>
      <text:p text:style-name="P7"/>
      <text:p text:style-name="P59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53:42.155741853</dc:date>
    <meta:editing-duration>P6DT21H20M33S</meta:editing-duration>
    <meta:editing-cycles>987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183" meta:character-count="1812" meta:non-whitespace-character-count="1698"/>
    <meta:user-defined meta:name="Info 1"/>
    <meta:user-defined meta:name="Info 2"/>
    <meta:user-defined meta:name="Info 3"/>
    <meta:user-defined meta:name="Info 4"/>
  </office:meta>
</office:document-meta>
</file>